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text:line-break/>&lt;html&gt;<text:line-break/><text:line-break/>&lt;head&gt;<text:line-break/><text:tab/>&lt;meta charset="utf-8"&gt;<text:line-break/><text:tab/>&lt;meta name="viewport" content="width=device-width"&gt;<text:line-break/><text:tab/>&lt;title&gt;repl.it&lt;/title&gt;<text:line-break/><text:tab/>&lt;link rel="stylesheet" href="https://maxcdn.bootstrapcdn.com/font-awesome/4.7.0/css/font-awesome.min.css" type="text/css" /&gt;<text:line-break/><text:tab/>&lt;link href="index.css" rel="stylesheet" type="text/css" /&gt;<text:line-break/><text:tab/><text:line-break/>&lt;/head&gt;<text:line-break/><text:line-break/>&lt;body&gt;<text:line-break/> <text:s/>&lt;div id="container"&gt;<text:line-break/><text:tab/> <text:s/>&lt;header&gt;<text:line-break/><text:tab/><text:tab/>&lt;h1&gt; Pigs in a Blanket&lt;/h1&gt;<text:line-break/><text:tab/><text:tab/>&lt;img src="https://i.imgur.com/pEXy856.jpg"&gt;<text:line-break/> <text:s text:c="7"/>&lt;p&gt; Even pigs get cold. So we'll wrap them in blankets and add some spice for extra hotness!&lt;/p&gt;<text:line-break/> <text:s text:c="5"/>&lt;/header&gt;<text:line-break/> <text:s text:c="3"/>&lt;section id="ingredients" onmouseover="ingredientsHover()" onmouseout="ingredientsNormal()"&gt;<text:line-break/> <text:s text:c="7"/>&lt;h2&gt; Ingredients &lt;i class="fa fa-coffee" aria-hidden="true"&gt;&lt;/i&gt; &lt;/h2&gt;<text:line-break/> <text:s text:c="7"/>&lt;ul&gt;<text:line-break/> <text:s text:c="9"/>&lt;li&gt;250 gr. Cocktail Franks&lt;/li&gt;<text:line-break/> <text:s text:c="9"/>&lt;li&gt;250 gr. Smoked bacon strips&lt;/li&gt;<text:line-break/> <text:s text:c="9"/>&lt;li&gt;Maple Syrup&lt;/li&gt;<text:line-break/> <text:s text:c="9"/>&lt;li&gt;Pepper, freshly grounded from peppermill&lt;/li&gt;<text:line-break/> <text:s text:c="7"/>&lt;/ul&gt;<text:line-break/> <text:s text:c="7"/>&lt;h4&gt; For the dip &lt;/h4&gt;<text:line-break/> <text:s text:c="7"/>&lt;ul&gt;<text:line-break/> <text:s text:c="9"/>&lt;li&gt;100 ml. Mayonaise&lt;/li&gt;<text:line-break/> <text:s text:c="9"/>&lt;li&gt;2 teaspoons Mustard&lt;/li&gt;<text:line-break/> <text:s text:c="9"/>&lt;li&gt;Cayenne pepper (powdered)&lt;/li&gt;<text:line-break/> <text:s text:c="9"/>&lt;li&gt;Smoked paprika (powdered)&lt;/li&gt;<text:line-break/> <text:s text:c="7"/>&lt;/ul&gt;<text:line-break/> <text:s text:c="5"/>&lt;/section&gt;<text:line-break/> <text:s text:c="3"/>&lt;section id="preparation" onmouseover="preparationHover()" onmouseout="preparationNormal()"&gt;<text:line-break/> <text:s text:c="7"/>&lt;h2&gt;Preparation &lt;i class="fa fa-check-circle-o" aria-hidden="true"&gt;&lt;/i&gt;<text:line-break/> &lt;/h2&gt;<text:line-break/> <text:s text:c="7"/>&lt;ol&gt;<text:line-break/> <text:s text:c="9"/>&lt;li&gt;Preheat the oven to 180 deg.C.&lt;/li&gt; <text:line-break/> <text:s text:c="9"/>&lt;li&gt;Cut bacon to strips that are just long enough to wrap once around the mini sausage.&lt;/li&gt;<text:line-break/> <text:s text:c="9"/>&lt;li&gt; Brush some maple syrup on inside of bacon strip and grind some pepper over it.&lt;/li&gt;<text:line-break/> <text:s text:c="9"/>&lt;li&gt;Wrap sausage in bacon strip (with maple syrup on the inside) and place seamside down on a baking tray.&lt;/li&gt;<text:line-break/> <text:s text:c="9"/>&lt;li&gt;Bake for 15-20 minutes until the bacon is crisp and slightly browned.&lt;/li&gt;<text:line-break/> <text:s text:c="9"/>&lt;li&gt;For the dip, mix the mayo and mustard together until smooth then sprinkle with the smoked paprika and cayenne.&lt;/li&gt;<text:line-break/> <text:s text:c="9"/>&lt;li&gt;Serve the sausages warm with the dip and Enjoy!&lt;/li&gt;<text:line-break/><text:soft-page-break/> <text:s text:c="9"/>&lt;/ol&gt;<text:line-break/> <text:s text:c="9"/>&lt;h4&gt; Extra Tip&lt;/h4&gt;<text:line-break/> <text:s text:c="9"/>&lt;p&gt; Add pastry of your own choice to some of the pigs and create extra variety. Use baking paper on baking tray. It saves a lot of cleaning and gives the bacon a nice crisp. &lt;/p&gt;<text:line-break/> <text:s text:c="7"/>&lt;/section&gt;<text:line-break/> <text:s text:c="3"/>&lt;footer&gt;<text:line-break/> <text:s text:c="7"/>&lt;p&gt; Copyright RL 2019&lt;/p&gt;<text:line-break/> <text:s text:c="7"/>&lt;/footer&gt;<text:line-break/> <text:s/>&lt;/div&gt;<text:line-break/> <text:s text:c="2"/><text:line-break/> <text:s text:c="2"/>&lt;script&gt;<text:line-break/> <text:s text:c="7"/>function ingredientsHover() {<text:line-break/> <text:s text:c="11"/>document.getElementById('ingredients').firstElementChild.firstElementChild.style.fontSize = '300%';<text:line-break/> <text:s text:c="7"/>}<text:line-break/><text:line-break/><text:line-break/> <text:s text:c="7"/>function ingredientsNormal() {<text:line-break/> <text:s text:c="11"/>document.getElementById('ingredients').firstElementChild.firstElementChild.style.fontSize = '100%';<text:line-break/> <text:s text:c="11"/>// document.write("Normal"); <text:s/><text:line-break/> <text:s text:c="7"/>}<text:line-break/><text:line-break/><text:line-break/> <text:s text:c="7"/>function preparationHover() {<text:line-break/> <text:s text:c="11"/>document.getElementById('preparation').firstElementChild.firstElementChild.style.fontSize = '300%';<text:line-break/> <text:s text:c="7"/>}<text:line-break/><text:line-break/><text:line-break/> <text:s text:c="7"/>function preparationNormal() {<text:line-break/> <text:s text:c="11"/>document.getElementById('preparation').firstElementChild.firstElementChild.style.fontSize = '100%';<text:line-break/> <text:s text:c="7"/>}<text:line-break/> <text:s text:c="3"/>&lt;/script&gt;<text:line-break/>&lt;/body&gt;<text:line-break/>&lt;/html&gt;</text:p>
      <text:p text:style-name="Standard"/>
      <text:p text:style-name="Standard"/>
      <text:p text:style-name="Standard">Index CSS</text:p>
      <text:p text:style-name="Standard"/>
      <text:p text:style-name="Standard">body {<text:line-break/> <text:s/>font-family: "Trebuchet MS", Helvetica, sans-serif;<text:line-break/> <text:s/>color: Darkgreen;<text:line-break/>}<text:line-break/><text:line-break/>#container {<text:line-break/> <text:s/>width:60%;<text:line-break/> <text:s/>margin: auto;<text:line-break/>}<text:line-break/><text:line-break/>h1, h2, h4 {<text:line-break/><text:soft-page-break/> <text:s/>color:Goldenrod;<text:line-break/> <text:s/>font-weight: 100;<text:line-break/> <text:s/>text-transform: uppercase;<text:line-break/>}<text:line-break/><text:line-break/>h1 {<text:line-break/> <text:s/>font-size: 300%;<text:line-break/>}<text:line-break/><text:line-break/>img {width: 100%;<text:line-break/>}<text:line-break/><text:line-break/>Footer {<text:line-break/> <text:s/>margin-top: 70px;<text:line-break/> <text:s/>background-color: Goldenrod;<text:line-break/> <text:s/>color: white;<text:line-break/>}<text:line-break/><text:line-break/>Footer p {<text:line-break/> <text:s/>text-align: center;<text:line-break/> <text:s/>padding-top: 15px;<text:line-break/> <text:s/>padding-bottom: 15px;<text:line-break/>}<text:line-break/><text:line-break/>@media screen and (max-width: 768px) {<text:line-break/> <text:s/>#container {<text:line-break/> <text:s text:c="3"/>width:90%;<text:line-break/> <text:s text:c="3"/>margin:auto;<text:line-break/> <text:s/>}<text:line-break/> <text:s/>h1 {<text:line-break/> <text:s text:c="3"/>font-size: 200%;<text:line-break/> <text:s/>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5T14:20:17.16</meta:creation-date>
    <meta:document-statistic meta:table-count="0" meta:image-count="0" meta:object-count="0" meta:page-count="3" meta:paragraph-count="3" meta:word-count="363" meta:character-count="3669"/>
    <dc:date>2019-12-25T14:25:26.57</dc:date>
    <meta:editing-duration>PT5M10S</meta:editing-duration>
    <meta:editing-cycles>1</meta:editing-cycles>
    <meta:generator>OpenOffice/4.1.5$Win32 OpenOffice.org_project/415m1$Build-9789</meta:generator>
  </office:meta>
</office:document-meta>
</file>